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4.4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Куре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Зе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Использование мобильного телеф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ем пищи/питье вод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Признаки засыпа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igue driving</text:p>
          </table:table-cell>
          <table:table-cell office:value-type="string" calcext:value-type="string">
            <text:p>0x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Отвлечение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одитель идентифицирова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Водитель не идентифицирова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Непристегнутый ремен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Закрытая камера (саботаж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Неподвижность головы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Частое моргание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Потирание глаза руко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1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Закрытые глаза/взгляд вниз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Danger warning, Collision warning, </text:span>Rollover warning, Fatigue driving</text:p>
          </table:table-cell>
          <table:table-cell office:value-type="string" calcext:value-type="string">
            <text:p>0x1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Потеря видеосигнала с камеры DS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1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Потеря видеосигнала с камеры AD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1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Риск столкновения с пешеходом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1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Опасность фронтмального столкновения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1F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Движение на небезопасной дистанции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Покидание полосы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Событие трекера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llision warning</text:p>
          </table:table-cell>
          <table:table-cell office:value-type="string" calcext:value-type="string">
            <text:p>0x12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8:05:48.803381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5:38:47.961823888</meta:creation-date>
    <dc:date>2025-08-25T18:24:42.691933542</dc:date>
    <meta:editing-duration>P1DT5H56M3S</meta:editing-duration>
    <meta:editing-cycles>13</meta:editing-cycles>
    <meta:generator>LibreOffice/25.2.4.3$Linux_X86_64 LibreOffice_project/33e196637044ead23f5c3226cde09b47731f7e27</meta:generator>
    <meta:document-statistic meta:table-count="1" meta:cell-count="105" meta:object-count="0"/>
  </office:meta>
</office:document-meta>
</file>